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a6d0e" officeooo:paragraph-rsid="000a6d0e" style:font-size-asian="15pt" style:font-size-complex="15pt"/>
    </style:style>
    <style:style style:name="P2" style:family="paragraph" style:parent-style-name="Preformatted_20_Text">
      <style:text-properties fo:font-size="15pt" officeooo:rsid="000a6d0e" officeooo:paragraph-rsid="000a6d0e" style:font-size-asian="15pt" style:font-size-complex="15pt"/>
    </style:style>
    <style:style style:name="T1" style:family="text">
      <style:text-properties officeooo:rsid="000b88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 南迴鐵路</text:p>
      <text:p text:style-name="P1"/>
      <text:p text:style-name="P1">蹛佇臺東的人若欲去西部的縣市，</text:p>
      <text:p text:style-name="P1">Tuà tī Tâi-tang ê lâng nā beh khì se-pōo ê kuān-tshī, </text:p>
      <text:p text:style-name="P1"/>
      <text:p text:style-name="P1">通常會坐火車，</text:p>
      <text:p text:style-name="P1">thong-siông ē tsē hué-tshia, </text:p>
      <text:p text:style-name="P1"/>
      <text:p text:style-name="P1">省錢閣省工。</text:p>
      <text:p text:style-name="P1">síng tsînn koh síng kang. </text:p>
      <text:p text:style-name="P1"/>
      <text:p text:style-name="P1">車站的大門有四尊原住民雕像徛佇遐歡迎逐家，</text:p>
      <text:p text:style-name="P1">Tshia-tsām ê tuā-mn̂g ū sì tsun guân-tsū-bîn tiau-siōng khiā tī hia huan-gîng ta̍k-ke, </text:p>
      <text:p text:style-name="P1"/>
      <text:p text:style-name="P1">入去大廳等車閣會聽著服務人員用原住民語言放送的聲音，</text:p>
      <text:p text:style-name="P1">ji̍p-khì tuā-thiann tán tshia koh ē thiann-tio̍h ho̍k-bū jîn-uân iōng guân-tsū-bîn gí-giân hòng-sàng ê siann-im, </text:p>
      <text:p text:style-name="P1"/>
      <text:p text:style-name="P1">提醒逐家會使入去坐車。</text:p>
      <text:p text:style-name="P1">thê-tshénn ta̍k-ke ē-sái ji̍p-khì tsē tshi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對臺東站出發，</text:p>
      <text:p text:style-name="P1">Uì Tâi-tang tsām tshut-huat, </text:p>
      <text:p text:style-name="P1"/>
      <text:p text:style-name="P1">順南迴鐵路，</text:p>
      <text:p text:style-name="P1">sūn lâm-huê thih-lōo, </text:p>
      <text:p text:style-name="P1"/>
      <text:p text:style-name="P1">一路的景緻變化誠大。</text:p>
      <text:p text:style-name="P1">tsi̍t-lōo ê kíng-tì piàn-huà tsiânn tuā. </text:p>
      <text:p text:style-name="P1"/>
      <text:p text:style-name="P1">雖然一爿是山、一爿是海，</text:p>
      <text:p text:style-name="P1">Sui-jiân tsi̍t pîng sī suann, tsi̍t pîng sī hái, </text:p>
      <text:p text:style-name="P1"/>
      <text:p text:style-name="P1">毋過佇臺東的海水色緻變化佮屏東的就無相仝。</text:p>
      <text:p text:style-name="P1">m̄-koh tī Tâi-tang ê hái-tsuí sik-tì piàn-huà kah Pîn-tong ê tō bô sio-kāng. </text:p>
      <text:p text:style-name="P1"/>
      <text:p text:style-name="P1">臺東的海有層次，</text:p>
      <text:p text:style-name="P1">Tâi-tang ê hái ū tsân-tshù, </text:p>
      <text:p text:style-name="P1"/>
      <text:p text:style-name="P1">岸邊的海水色緻較青，</text:p>
      <text:p text:style-name="P1">huānn-pinn ê hái-tsuí sik-tì khah tshenn, </text:p>
      <text:p text:style-name="P1"/>
      <text:p text:style-name="P1">紲落去變淺藍色，</text:p>
      <text:p text:style-name="P1">suà--lo̍h-khì piàn tshián nâ-sik, </text:p>
      <text:p text:style-name="P1"/>
      <text:p text:style-name="P1">愈倚外海愈深色。</text:p>
      <text:p text:style-name="P1">jú uá guā-hái jú tshim-sik. </text:p>
      <text:p text:style-name="P1"/>
      <text:p text:style-name="P1"/>
      <text:p text:style-name="P1"/>
      <text:p text:style-name="P1"/>
      <text:p text:style-name="P1"><text:soft-page-break/>加上無汙染，</text:p>
      <text:p text:style-name="P1">Ka-siōng bô u-jiám, </text:p>
      <text:p text:style-name="P1"/>
      <text:p text:style-name="P1">日頭照落去親像一面鏡反射鑿目的光線，</text:p>
      <text:p text:style-name="P1">ji̍t-thâu tsiò--lo̍h-khì tshin-tshiūnn tsi̍t bīn kiànn huán-siā tsha̍k-ba̍k ê kng-suànn, </text:p>
      <text:p text:style-name="P1"/>
      <text:p text:style-name="P1">這佮屏東濁濁的海水是天差咧地。</text:p>
      <text:p text:style-name="P1">tse kah Pîn-tong lô-lô ê hái-tsuí sī thinn tsha leh tē. </text:p>
      <text:p text:style-name="P1"/>
      <text:p text:style-name="P1">屏東的海景閣有一个特色，</text:p>
      <text:p text:style-name="P1">Pîn-tong ê hái-kíng koh ū tsi̍t ê ti̍k-sik, </text:p>
      <text:p text:style-name="P1"/>
      <text:p text:style-name="P1">岸邊一窟一窟的魚塭仔，</text:p>
      <text:p text:style-name="P1">huānn-pinn tsi̍t khut tsi̍t khut ê hî-ùn-á, </text:p>
      <text:p text:style-name="P1"/>
      <text:p text:style-name="P1">『mòo tah』無暝無日咧抽地下水，</text:p>
      <text:p text:style-name="P1">‘mòo tah’ bô-mê-bô-ji̍t teh thiu tē-hā-tsuí, </text:p>
      <text:p text:style-name="P1"/>
      <text:p text:style-name="P1">害遐的地層下陷，</text:p>
      <text:p text:style-name="P1">hāi hia-ê tē-tsân hā-hām, </text:p>
      <text:p text:style-name="P1"/>
      <text:p text:style-name="P1">若是拄著落大雨定定會淹水。</text:p>
      <text:p text:style-name="P1">nā-sī tú-tio̍h lo̍h tuā-hōo tiānn-tiānn ē im-tsuí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南迴鐵路除了海景有變化，</text:p>
      <text:p text:style-name="P1">Lâm-huê thih-lōo tû-liáu hái-kíng ū piàn-huà, </text:p>
      <text:p text:style-name="P1"/>
      <text:p text:style-name="P1">山景嘛是十八變。</text:p>
      <text:p text:style-name="P1">suann-kíng mā sī tsa̍p-peh piàn. </text:p>
      <text:p text:style-name="P1"/>
      <text:p text:style-name="P1">雖然沿途攏有懸山佮樹林，</text:p>
      <text:p text:style-name="P1">Sui-jiân iân-tôo lóng ū kuân-suann kah tshiū-nâ, </text:p>
      <text:p text:style-name="P1"/>
      <text:p text:style-name="P1">但是塗質無仝，</text:p>
      <text:p text:style-name="P1">tān-sī thôo-tsit bô kāng, </text:p>
      <text:p text:style-name="P1"/>
      <text:p text:style-name="P1">種的作物就無仝，</text:p>
      <text:p text:style-name="P1">tsìng ê tsok-bu̍t tō bô kāng, </text:p>
      <text:p text:style-name="P1"/>
      <text:p text:style-name="P1">無斟酌看就毋知影in的差別。</text:p>
      <text:p text:style-name="P1">bô tsim-tsiok khuànn tō m̄ tsai-iánn in ê tsha-pia̍t. </text:p>
      <text:p text:style-name="P1"/>
      <text:p text:style-name="P1">火車經過知本，</text:p>
      <text:p text:style-name="P1">Hué-tshia king-kuè Ti-pún, </text:p>
      <text:p text:style-name="P1"/>
      <text:p text:style-name="P1">會先看著一片烏網仔搭起來的田地，</text:p>
      <text:p text:style-name="P1">ē sing khuànn-tio̍h tsi̍t phiàn oo bāng-á tah khí-lâi ê tshân-tē, </text:p>
      <text:p text:style-name="P1"/>
      <text:p text:style-name="P1">內面種的是荖藤。</text:p>
      <text:p text:style-name="P1">lāi-bīn tsìng--ê sī láu-tîn.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經過太麻里的時陣，</text:p>
      <text:p text:style-name="P1">King-kuè Thài-mâ-lí ê sî-tsūn, </text:p>
      <text:p text:style-name="P1"/>
      <text:p text:style-name="P1">看著的是釋迦欉佮洛神花。</text:p>
      <text:p text:style-name="P1">khuànn-tio̍h ê sī sik-khia tsâng kah lo̍k-sîn-hue.</text:p>
      <text:p text:style-name="P1"/>
      <text:p text:style-name="P1">每一粒釋迦攏用橐仔囊咧，</text:p>
      <text:p text:style-name="P1">Muí tsi̍t lia̍p sik-khia lóng iōng lok-á long --leh, </text:p>
      <text:p text:style-name="P1"/>
      <text:p text:style-name="P1">等伊收成就會當賣好價數。</text:p>
      <text:p text:style-name="P1">tán i siu-sîng tō ē-tàng bē hó kè-siàu. </text:p>
      <text:p text:style-name="P1"/>
      <text:p text:style-name="P1">一蕊一蕊紅色的洛神花除了會當看媠，</text:p>
      <text:p text:style-name="P1">Tsi̍t luí tsi̍t luí âng-sik ê lo̍k-sîn-hue tû-liáu ē-tàng khuànn suí, </text:p>
      <text:p text:style-name="P1"/>
      <text:p text:style-name="P1">閣會使提來泡茶、</text:p>
      <text:p text:style-name="P1">koh ē-sái the̍h lâi phàu tê, </text:p>
      <text:p text:style-name="P1"/>
      <text:p text:style-name="P1">做鹹酸甜。</text:p>
      <text:p text:style-name="P1">tsò kiâm-sng-tinn. </text:p>
      <text:p text:style-name="P1"/>
      <text:p text:style-name="P1">酸酸、甜甜的滋味，</text:p>
      <text:p text:style-name="P1">Sng-sng, tinn-tinn ê tsu-bī, </text:p>
      <text:p text:style-name="P1"/>
      <text:p text:style-name="P1">想著就強欲流喙瀾。</text:p>
      <text:p text:style-name="P1">siūnn--tio̍h tō kiōng-beh lâu tshuì-nuā. </text:p>
      <text:p text:style-name="P1"/>
      <text:p text:style-name="P1"/>
      <text:p text:style-name="P1"/>
      <text:p text:style-name="P1">有人講太麻里上出名的是金針花，</text:p>
      <text:p text:style-name="P1">Ū lâng kóng Thài-mâ-lí siōng tshut-miâ --ê sī kim-tsiam-hue, </text:p>
      <text:p text:style-name="P1"/>
      <text:p text:style-name="P1">可惜坐火車看袂著，</text:p>
      <text:p text:style-name="P1">khó-sioh tsē hué-tshia khuànn bē tio̍h, </text:p>
      <text:p text:style-name="P1"/>
      <text:p text:style-name="P1">著愛佇海拔七百公尺的山頂才看會著。</text:p>
      <text:p text:style-name="P1">tio̍h-ài tī hái-pua̍t tshit-pah kong-tshioh ê suann-tíng tsiah khuànn ē tio̍h. </text:p>
      <text:p text:style-name="P1"/>
      <text:p text:style-name="P1">火車行到大武猶未到屏東進前，</text:p>
      <text:p text:style-name="P1">Hué-tshia kiânn kàu Tāi-bú iáu-buē kàu Pîn-tong tsìn-tsîng, </text:p>
      <text:p text:style-name="P1"/>
      <text:p text:style-name="P1">會先軁過一个閣一个的磅空。</text:p>
      <text:p text:style-name="P1">ē sing nǹg-kuè tsi̍t ê koh tsi̍t ê ê pōng-khang. </text:p>
      <text:p text:style-name="P1"/>
      <text:p text:style-name="P1">軁磅空的時，</text:p>
      <text:p text:style-name="P1">Nǹg pōng-khang ê sî, </text:p>
      <text:p text:style-name="P1"/>
      <text:p text:style-name="P1">窗外一片烏趖趖，</text:p>
      <text:p text:style-name="P1">thang-guā tsi̍t phiàn oo-sô-sô, </text:p>
      <text:p text:style-name="P1"/>
      <text:p text:style-name="P1">啥物都看無，</text:p>
      <text:p text:style-name="P1">siánn-mih to khuànn-bô, </text:p>
      <text:p text:style-name="P1"/>
      <text:p text:style-name="P1">干焦耳空會吱吱吼。</text:p>
      <text:p text:style-name="P1">kan-na hīnn-khang ē ki-ki-háu.</text:p>
      <text:p text:style-name="P1"/>
      <text:p text:style-name="P1"/>
      <text:p text:style-name="P1"/>
      <text:p text:style-name="P1"><text:soft-page-break/></text:p>
      <text:p text:style-name="P1">火車經過相連紲的磅空了後，</text:p>
      <text:p text:style-name="P1">Hué-tshia king-kuè sio-liân-suà ê pōng-khang liáu-āu, </text:p>
      <text:p text:style-name="P1"/>
      <text:p text:style-name="P1">來到屏東枋山看著的作物就誠濟，</text:p>
      <text:p text:style-name="P1">lâi-kàu Pîn-tong Pang-suann khuànn-tio̍h ê tsok-bu̍t tō tsiânn tsē, </text:p>
      <text:p text:style-name="P1"/>
      <text:p text:style-name="P1">有檨仔、弓蕉、蓮霧、檳榔。</text:p>
      <text:p text:style-name="P1">ū suāinn-á, king-tsio, lián-bū, pin-nn̂g. </text:p>
      <text:p text:style-name="P1"/>
      <text:p text:style-name="P1">徛家嘛變較濟，</text:p>
      <text:p text:style-name="P1">Khiā-ke mā piàn khah tsē, </text:p>
      <text:p text:style-name="P1"/>
      <text:p text:style-name="P1">樓仔厝一棟接一棟。</text:p>
      <text:p text:style-name="P1">lâu-á-tshù tsi̍t tòng tsiap tsi̍t tòng. </text:p>
      <text:p text:style-name="P1"/>
      <text:p text:style-name="P1">遮的厝為著欲預防地層下陷，</text:p>
      <text:p text:style-name="P1">Tsia-ê tshù uī-tio̍h beh ī-hông tē-tsân hā-hām, </text:p>
      <text:p text:style-name="P1"/>
      <text:p text:style-name="P1">逐間的地基攏坉甲誠懸，</text:p>
      <text:p text:style-name="P1">ta̍k king ê tē-ki lóng thūn kah tsiânn kuân, </text:p>
      <text:p text:style-name="P1"/>
      <text:p text:style-name="P1">這嘛算是枋山、枋寮特殊的景觀。</text:p>
      <text:p text:style-name="P1">tse mā sǹg sī Pang-suann, Pang-liâu ti̍k-sû ê kíng-kuan.</text:p>
      <text:p text:style-name="P1"/>
      <text:p text:style-name="P1"/>
      <text:p text:style-name="P1"/>
      <text:p text:style-name="P1"/>
      <text:p text:style-name="P1"/>
      <text:p text:style-name="P1"/>
      <text:p text:style-name="P1">南迴鐵路是接續東西部交通的重要鐵枝路，</text:p>
      <text:p text:style-name="P1">Lâm-huê thih-lōo sī tsiap-sio̍k tang-sai-pōo kau-thong ê tiōng-iàu thih-ki-lōo, </text:p>
      <text:p text:style-name="P1"/>
      <text:p text:style-name="P1">若是拄著走山、淹水，</text:p>
      <text:p text:style-name="P1">nā-sī tú-tio̍h tsáu-suann, im-tsuí, </text:p>
      <text:p text:style-name="P1"/>
      <text:p text:style-name="P1">火車路就袂通，</text:p>
      <text:p text:style-name="P1">hué-tshia-lōo tō bē thong, </text:p>
      <text:p text:style-name="P1"/>
      <text:p text:style-name="P1">所以南迴鐵路對臺東人來講是一項誠重要的交通工具。</text:p>
      <text:p text:style-name="P1">sóo-í Lâm-huê thih-lōo tuì Tâi-tang-lâng lâi kóng sī tsi̍t hāng tsiânn tiōng-iàu ê kau-thong kang-kū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b88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5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1:19:20.013443870</dc:date>
    <meta:editing-duration>PT1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26" meta:word-count="1145" meta:character-count="3488" meta:non-whitespace-character-count="3069"/>
  </office:meta>
</office:document-meta>
</file>